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8e55" officeooo:paragraph-rsid="00148e55"/>
    </style:style>
    <style:style style:name="T1" style:family="text">
      <style:text-properties officeooo:rsid="00160dd7"/>
    </style:style>
    <style:style style:name="T2" style:family="text">
      <style:text-properties officeooo:rsid="00173b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ERT INTO FOURNISSEUR (ID, <text:span text:style-name="T1">nom</text:span>) VALUES (1, 'Française d’Imports'), (2, 'FDM SA'), (3, 'Dubois &amp; Fils');</text:p>
      <text:p text:style-name="P1"/>
      <text:p text:style-name="P1">INSERT INTO ARTICLE (ID, <text:span text:style-name="T1">ref</text:span>, <text:span text:style-name="T1">designation</text:span>, <text:span text:style-name="T1">prix</text:span>, ID_<text:span text:style-name="T1">fou</text:span>) VALUES</text:p>
      <text:p text:style-name="P1">(1, 'A01', 'Perceuse P1', 74.99, 1),</text:p>
      <text:p text:style-name="P1">(2, 'F01', 'Boulon laiton 4 x 40 mm (sachet de 10)', 2.25, 2),</text:p>
      <text:p text:style-name="P1">(3, 'F02', 'Boulon laiton 5 x 40 mm (sachet de 10)', 4.45, 2),</text:p>
      <text:p text:style-name="P1">(4, 'D01', 'Boulon laiton 5 x 40 mm (sachet de 10)', 4.40, 3),</text:p>
      <text:p text:style-name="P1">(5, 'A02', 'Meuleuse 125mm', 37.85, 1),</text:p>
      <text:p text:style-name="P1">(6, 'D03', 'Boulon acier zingué 4 x 40mm (sachet de 10)', 1.8, 3),</text:p>
      <text:p text:style-name="P1">(7, 'A03', 'Perceuse à colonne', 185.25, 1),</text:p>
      <text:p text:style-name="P1">(8, 'D04', 'Coffret mêches à bois', 12.25, 3),</text:p>
      <text:p text:style-name="P1">(9, 'F03', 'Coffret mêches plates', 6.25, 2),</text:p>
      <text:p text:style-name="P1">(10, 'F04', 'Fraises d’encastrement', 8.14, 2);</text:p>
      <text:p text:style-name="P1"/>
      <text:p text:style-name="P1">INSERT INTO BON (<text:span text:style-name="T1">numero</text:span>,<text:span text:style-name="T1">date</text:span><text:span text:style-name="T2">_cmde</text:span>, <text:span text:style-name="T2">delai</text:span>, ID_<text:span text:style-name="T2">fou</text:span>) VALUES</text:p>
      <text:p text:style-name="P1">('001', <text:span text:style-name="T2">NOW</text:span>(), 3, 1);</text:p>
      <text:p text:style-name="P1"/>
      <text:p text:style-name="P1">INSERT INTO COMPO (<text:span text:style-name="T2">qte</text:span>, ID_<text:span text:style-name="T2">art</text:span>, ID_<text:span text:style-name="T2">bon</text:span>) VALUES</text:p>
      <text:p text:style-name="P1">(3, 1, 1), <text:s/></text:p>
      <text:p text:style-name="P1">(4, 5, 1), <text:s/></text:p>
      <text:p text:style-name="P1">(1, 7, 1);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10:17:50.765916353</meta:creation-date>
    <dc:date>2024-10-22T12:43:45.397012306</dc:date>
    <meta:editing-duration>PT1H20M3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1" meta:paragraph-count="18" meta:word-count="144" meta:character-count="835" meta:non-whitespace-character-count="704"/>
  </office:meta>
</office:document-meta>
</file>